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da1" officeooo:paragraph-rsid="000ccd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“stidlib/pico.h”</text:p>
      <text:p text:style-name="P1"/>
      <text:p text:style-name="P1">int main(void) <text:s/>(</text:p>
      <text:p text:style-name="P1"><text:s text:c="5"/>stdio_init_all();</text:p>
      <text:p text:style-name="P1"><text:s text:c="5"/>printf(“hola mundo!”);</text:p>
      <text:p text:style-name="P1"><text:s text:c="5"/>while(1);</text:p>
      <text:p text:style-name="P1"><text:s text:c="5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8T14:04:01.732110668</meta:creation-date>
    <dc:date>2024-04-08T14:06:50.709962502</dc:date>
    <meta:editing-duration>PT2M51S</meta:editing-duration>
    <meta:editing-cycles>1</meta:editing-cycles>
    <meta:document-statistic meta:table-count="0" meta:image-count="0" meta:object-count="0" meta:page-count="1" meta:paragraph-count="7" meta:word-count="12" meta:character-count="120" meta:non-whitespace-character-count="94"/>
    <meta:generator>LibreOffice/6.1.5.2$Linux_X86_64 LibreOffice_project/10$Build-2</meta:generator>
  </office:meta>
</office:document-meta>
</file>